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7mm"/>
    </style:style>
    <style:style style:name="co3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squet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Unité par module</text:p>
          </table:table-cell>
          <table:table-cell office:value-type="string" calcext:value-type="string">
            <text:p>Nb module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5x6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E4]*[.F4]" office:value-type="float" office:value="160" calcext:value-type="float">
            <text:p>1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6x8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5x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x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2T09:51:32.560540716</meta:creation-date>
    <dc:date>2019-07-22T10:00:14.859669279</dc:date>
    <meta:editing-duration>PT8M41S</meta:editing-duration>
    <meta:editing-cycles>3</meta:editing-cycles>
    <meta:generator>LibreOffice/6.3.0.1$Linux_X86_64 LibreOffice_project/30$Build-1</meta:generator>
    <meta:document-statistic meta:table-count="1" meta:cell-count="29" meta:object-count="0"/>
  </office:meta>
</office:document-meta>
</file>